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1000020000000012000000129AF76730154AE9DA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1000020000000012000000129AF76730154AE9DA.gif" manifest:media-type="image/gif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eData" table:style-name="ta1">
        <table:shapes>
          <draw:frame draw:z-index="0" draw:style-name="gr1" draw:text-style-name="P1" svg:width="212.84mm" svg:height="133.87mm" svg:x="9.36mm" svg:y="20.72mm">
            <draw:object draw:notify-on-update-of-ranges="createData.A1:createData.F1 createData.A3:createData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0.87464" calcext:value-type="float">
            <text:p>0.87464</text:p>
          </table:table-cell>
          <table:table-cell office:value-type="float" office:value="0.87867" calcext:value-type="float">
            <text:p>0.87867</text:p>
          </table:table-cell>
          <table:table-cell office:value-type="float" office:value="0.93284" calcext:value-type="float">
            <text:p>0.93284</text:p>
          </table:table-cell>
          <table:table-cell office:value-type="float" office:value="0.98135" calcext:value-type="float">
            <text:p>0.98135</text:p>
          </table:table-cell>
          <table:table-cell office:value-type="float" office:value="1.04543" calcext:value-type="float">
            <text:p>1.04543</text:p>
          </table:table-cell>
          <table:table-cell office:value-type="float" office:value="1.15178" calcext:value-type="float">
            <text:p>1.15178</text:p>
          </table:table-cell>
        </table:table-row>
        <table:table-row table:style-name="ro1">
          <table:table-cell table:formula="of:=[.A2]*100" office:value-type="float" office:value="87.464" calcext:value-type="float">
            <text:p>87.464</text:p>
          </table:table-cell>
          <table:table-cell table:formula="of:=[.B2]*100" office:value-type="float" office:value="87.867" calcext:value-type="float">
            <text:p>87.867</text:p>
          </table:table-cell>
          <table:table-cell table:formula="of:=[.C2]*100" office:value-type="float" office:value="93.284" calcext:value-type="float">
            <text:p>93.284</text:p>
          </table:table-cell>
          <table:table-cell table:formula="of:=[.D2]*100" office:value-type="float" office:value="98.135" calcext:value-type="float">
            <text:p>98.135</text:p>
          </table:table-cell>
          <table:table-cell table:formula="of:=[.E2]*100" office:value-type="float" office:value="104.543" calcext:value-type="float">
            <text:p>104.543</text:p>
          </table:table-cell>
          <table:table-cell table:formula="of:=[.F2]*100" office:value-type="float" office:value="115.178" calcext:value-type="float">
            <text:p>115.178</text:p>
          </table:table-cell>
        </table:table-row>
      </table:table>
      <table:table table:name="createDataAds" table:style-name="ta1">
        <table:shapes>
          <draw:frame draw:z-index="0" draw:style-name="gr1" draw:text-style-name="P1" svg:width="212.84mm" svg:height="133.87mm" svg:x="9.36mm" svg:y="20.72mm">
            <draw:object draw:notify-on-update-of-ranges="createDataAds.A1:createDataAds.F1 createDataAds.A3:createDataAds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0.96211" calcext:value-type="float">
            <text:p>0.96211</text:p>
          </table:table-cell>
          <table:table-cell office:value-type="float" office:value="0.97271" calcext:value-type="float">
            <text:p>0.97271</text:p>
          </table:table-cell>
          <table:table-cell office:value-type="float" office:value="0.99259" calcext:value-type="float">
            <text:p>0.99259</text:p>
          </table:table-cell>
          <table:table-cell office:value-type="float" office:value="1.04776" calcext:value-type="float">
            <text:p>1.04776</text:p>
          </table:table-cell>
          <table:table-cell office:value-type="float" office:value="1.16391" calcext:value-type="float">
            <text:p>1.16391</text:p>
          </table:table-cell>
          <table:table-cell office:value-type="float" office:value="1.19809" calcext:value-type="float">
            <text:p>1.19809</text:p>
          </table:table-cell>
        </table:table-row>
        <table:table-row table:style-name="ro1">
          <table:table-cell table:formula="of:=[.A2]*100" office:value-type="float" office:value="96.211" calcext:value-type="float">
            <text:p>96.211</text:p>
          </table:table-cell>
          <table:table-cell table:formula="of:=[.B2]*100" office:value-type="float" office:value="97.271" calcext:value-type="float">
            <text:p>97.271</text:p>
          </table:table-cell>
          <table:table-cell table:formula="of:=[.C2]*100" office:value-type="float" office:value="99.259" calcext:value-type="float">
            <text:p>99.259</text:p>
          </table:table-cell>
          <table:table-cell table:formula="of:=[.D2]*100" office:value-type="float" office:value="104.776" calcext:value-type="float">
            <text:p>104.776</text:p>
          </table:table-cell>
          <table:table-cell table:formula="of:=[.E2]*100" office:value-type="float" office:value="116.391" calcext:value-type="float">
            <text:p>116.391</text:p>
          </table:table-cell>
          <table:table-cell table:formula="of:=[.F2]*100" office:value-type="float" office:value="119.809" calcext:value-type="float">
            <text:p>119.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22:25:54.126952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13:51.437481066</meta:creation-date>
    <dc:date>2018-05-07T09:36:41.777258003</dc:date>
    <meta:editing-duration>PT13M44S</meta:editing-duration>
    <meta:editing-cycles>3</meta:editing-cycles>
    <meta:generator>LibreOffice/6.0.3.2$Linux_X86_64 LibreOffice_project/00$Build-2</meta:generator>
    <meta:document-statistic meta:table-count="2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20000000012000000129AF76730154AE9DA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chart-properties chart:auto-position="true" style:rotation-angle="9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476cm" chart:symbol-height="0.476cm" chart:link-data-style-to-source="true">
        <chart:symbol-image xlink:href="Pictures/1000020000000012000000129AF76730154AE9DA.gif"/>
      </style:chart-properties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85cm" svg:height="13.388cm" xlink:href=".." xlink:type="simple" chart:class="chart:scatter" chart:style-name="ch1">
        <chart:plot-area chart:style-name="ch2" table:cell-range-address="createData.A1:createData.F1 createData.A3:createData.F3" svg:x="1.972cm" svg:y="0.267cm" svg:width="18.888cm" svg:height="11.215cm">
          <chartooo:coordinate-region svg:x="2.858cm" svg:y="0.572cm" svg:width="16.888cm" svg:height="10.051cm"/>
          <chart:axis chart:dimension="x" chart:name="primary-x" chart:style-name="ch3">
            <chart:title svg:x="10.376cm" svg:y="11.749cm" chart:style-name="ch4">
              <text:p>Bytes</text:p>
            </chart:title>
          </chart:axis>
          <chart:axis chart:dimension="y" chart:name="primary-y" chart:style-name="ch3">
            <chart:title svg:x="0.451cm" svg:y="8.74cm" chart:style-name="ch5">
              <text:p>Time in miliseconds</text:p>
            </chart:title>
            <chart:grid chart:style-name="ch6" chart:class="major"/>
          </chart:axis>
          <chart:series chart:style-name="ch7" chart:values-cell-range-address="createData.A3:createData.F3" chart:class="chart:scatter">
            <chart:domain table:cell-range-address="createData.A1:createData.F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8">
                <text:p>58</text:p>
                <draw:g>
                  <svg:desc>createData.A1:createData.F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.464">
                <text:p>87.464</text:p>
                <draw:g>
                  <svg:desc>createData.A3:createData.F3</svg:desc>
                </draw:g>
              </table:table-cell>
              <table:table-cell office:value-type="float" office:value="87.867">
                <text:p>87.867</text:p>
              </table:table-cell>
              <table:table-cell office:value-type="float" office:value="93.284">
                <text:p>93.284</text:p>
              </table:table-cell>
              <table:table-cell office:value-type="float" office:value="98.135">
                <text:p>98.135</text:p>
              </table:table-cell>
              <table:table-cell office:value-type="float" office:value="104.543">
                <text:p>104.543</text:p>
              </table:table-cell>
              <table:table-cell office:value-type="float" office:value="115.178">
                <text:p>115.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20000000012000000129AF76730154AE9DA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chart-properties chart:auto-position="true" style:rotation-angle="9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476cm" chart:symbol-height="0.476cm" chart:link-data-style-to-source="true">
        <chart:symbol-image xlink:href="Pictures/1000020000000012000000129AF76730154AE9DA.gif"/>
      </style:chart-properties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85cm" svg:height="13.388cm" xlink:href=".." xlink:type="simple" chart:class="chart:scatter" chart:style-name="ch1">
        <chart:plot-area chart:style-name="ch2" table:cell-range-address="createDataAds.A1:createDataAds.F1 createDataAds.A3:createDataAds.F3" svg:x="1.972cm" svg:y="0.267cm" svg:width="18.888cm" svg:height="11.215cm">
          <chartooo:coordinate-region svg:x="2.858cm" svg:y="0.572cm" svg:width="16.888cm" svg:height="10.051cm"/>
          <chart:axis chart:dimension="x" chart:name="primary-x" chart:style-name="ch3">
            <chart:title svg:x="10.376cm" svg:y="11.749cm" chart:style-name="ch4">
              <text:p>Bytes</text:p>
            </chart:title>
          </chart:axis>
          <chart:axis chart:dimension="y" chart:name="primary-y" chart:style-name="ch3">
            <chart:title svg:x="0.451cm" svg:y="8.74cm" chart:style-name="ch5">
              <text:p>Time in miliseconds</text:p>
            </chart:title>
            <chart:grid chart:style-name="ch6" chart:class="major"/>
          </chart:axis>
          <chart:series chart:style-name="ch7" chart:values-cell-range-address="createDataAds.A3:createDataAds.F3" chart:class="chart:scatter">
            <chart:domain table:cell-range-address="createDataAds.A1:createDataAds.F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73">
                <text:p>73</text:p>
                <draw:g>
                  <svg:desc>createDataAds.A1:createDataAds.F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6.211">
                <text:p>96.211</text:p>
                <draw:g>
                  <svg:desc>createDataAds.A3:createDataAds.F3</svg:desc>
                </draw:g>
              </table:table-cell>
              <table:table-cell office:value-type="float" office:value="97.271">
                <text:p>97.271</text:p>
              </table:table-cell>
              <table:table-cell office:value-type="float" office:value="99.259">
                <text:p>99.259</text:p>
              </table:table-cell>
              <table:table-cell office:value-type="float" office:value="104.776">
                <text:p>104.776</text:p>
              </table:table-cell>
              <table:table-cell office:value-type="float" office:value="116.391">
                <text:p>116.391</text:p>
              </table:table-cell>
              <table:table-cell office:value-type="float" office:value="119.809">
                <text:p>119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